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20ce690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20ce690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20ce6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2115c96" officeooo:paragraph-rsid="02115c96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e915a5" officeooo:paragraph-rsid="0219b16f"/>
    </style:style>
    <style:style style:name="P22" style:family="paragraph" style:parent-style-name="Text_20_body" style:list-style-name="L1">
      <style:text-properties officeooo:rsid="01e915a5" officeooo:paragraph-rsid="021d9059"/>
    </style:style>
    <style:style style:name="P23" style:family="paragraph" style:parent-style-name="Text_20_body" style:list-style-name="L1">
      <style:text-properties officeooo:rsid="01e915a5" officeooo:paragraph-rsid="02209e75"/>
    </style:style>
    <style:style style:name="P24" style:family="paragraph" style:parent-style-name="Text_20_body" style:list-style-name="L1">
      <style:text-properties officeooo:rsid="01e915a5" officeooo:paragraph-rsid="022258d5"/>
    </style:style>
    <style:style style:name="P25" style:family="paragraph" style:parent-style-name="Text_20_body" style:list-style-name="L1">
      <style:text-properties officeooo:rsid="01e915a5" officeooo:paragraph-rsid="02256374"/>
    </style:style>
    <style:style style:name="P26" style:family="paragraph" style:parent-style-name="Text_20_body" style:list-style-name="L1">
      <style:text-properties officeooo:rsid="01e915a5" officeooo:paragraph-rsid="02293702"/>
    </style:style>
    <style:style style:name="P27" style:family="paragraph" style:parent-style-name="Text_20_body" style:list-style-name="L1">
      <style:text-properties officeooo:rsid="01e915a5" officeooo:paragraph-rsid="022b5967"/>
    </style:style>
    <style:style style:name="P28" style:family="paragraph" style:parent-style-name="Text_20_body" style:list-style-name="L1">
      <style:text-properties officeooo:rsid="021c04d5" officeooo:paragraph-rsid="021c04d5"/>
    </style:style>
    <style:style style:name="P29" style:family="paragraph" style:parent-style-name="Text_20_body" style:list-style-name="L1">
      <style:text-properties officeooo:rsid="02292ac6" officeooo:paragraph-rsid="02292ac6"/>
    </style:style>
    <style:style style:name="P30" style:family="paragraph" style:parent-style-name="Text_20_body" style:list-style-name="L1">
      <style:text-properties officeooo:rsid="01ea6c3b" officeooo:paragraph-rsid="01ea6c3b"/>
    </style:style>
    <style:style style:name="P31" style:family="paragraph" style:parent-style-name="Text_20_body" style:list-style-name="L2">
      <style:text-properties fo:color="#000000" style:font-name="Times New Roman" fo:language="en" fo:country="US" officeooo:rsid="022fdfbb" officeooo:paragraph-rsid="022fdfbb" style:font-name-complex="Arial"/>
    </style:style>
    <style:style style:name="P32" style:family="paragraph" style:parent-style-name="Text_20_body" style:list-style-name="L2">
      <style:text-properties fo:color="#000000" style:font-name="Times New Roman" fo:language="en" fo:country="US" officeooo:rsid="0231a61b" officeooo:paragraph-rsid="0231a61b" style:font-name-complex="Arial"/>
    </style:style>
    <style:style style:name="P33" style:family="paragraph" style:parent-style-name="Text_20_body" style:list-style-name="L2">
      <style:text-properties fo:color="#000000" style:font-name="Times New Roman" fo:language="en" fo:country="US" officeooo:rsid="0232fff3" officeooo:paragraph-rsid="0232fff3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1bf5527" officeooo:paragraph-rsid="01bf5527" style:font-name-complex="Arial"/>
    </style:style>
    <style:style style:name="P35" style:family="paragraph" style:parent-style-name="Text_20_body" style:list-style-name="L1">
      <style:text-properties fo:color="#000000" style:font-name="Times New Roman" fo:language="en" fo:country="US" officeooo:rsid="01bf5527" officeooo:paragraph-rsid="0235a13b" style:font-name-complex="Arial"/>
    </style:style>
    <style:style style:name="P36" style:family="paragraph" style:parent-style-name="Text_20_body" style:list-style-name="L1">
      <style:text-properties fo:color="#000000" style:font-name="Times New Roman" fo:language="en" fo:country="US" officeooo:rsid="0234853c" officeooo:paragraph-rsid="0234853c" style:font-name-complex="Arial"/>
    </style:style>
    <style:style style:name="P37" style:family="paragraph" style:parent-style-name="Text_20_body" style:list-style-name="L1">
      <style:text-properties fo:color="#000000" style:font-name="Times New Roman" fo:language="en" fo:country="US" officeooo:rsid="023365f8" officeooo:paragraph-rsid="023365f8" style:font-name-complex="Arial"/>
    </style:style>
    <style:style style:name="P38" style:family="paragraph" style:parent-style-name="Text_20_body" style:list-style-name="L1">
      <style:text-properties fo:color="#000000" style:font-name="Times New Roman" fo:language="en" fo:country="US" officeooo:rsid="0233af71" officeooo:paragraph-rsid="0233af71" style:font-name-complex="Arial"/>
    </style:style>
    <style:style style:name="P39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92c2" style:font-size-asian="11pt" style:font-size-complex="11pt"/>
    </style:style>
    <style:style style:name="T9" style:family="text">
      <style:text-properties fo:font-size="11pt" officeooo:rsid="019d2a1f" style:font-size-asian="11pt" style:font-size-complex="11pt"/>
    </style:style>
    <style:style style:name="T10" style:family="text">
      <style:text-properties fo:font-size="11pt" officeooo:rsid="0217b87d" style:font-size-asian="11pt" style:font-size-complex="11pt"/>
    </style:style>
    <style:style style:name="T11" style:family="text">
      <style:text-properties fo:font-size="11pt" officeooo:rsid="021972f2" style:font-size-asian="11pt" style:font-size-complex="11pt"/>
    </style:style>
    <style:style style:name="T12" style:family="text">
      <style:text-properties fo:font-size="11pt" officeooo:rsid="02388a65" style:font-size-asian="11pt" style:font-size-complex="11pt"/>
    </style:style>
    <style:style style:name="T13" style:family="text">
      <style:text-properties officeooo:rsid="007fae8d"/>
    </style:style>
    <style:style style:name="T14" style:family="text">
      <style:text-properties officeooo:rsid="008161ea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86c60b"/>
    </style:style>
    <style:style style:name="T17" style:family="text">
      <style:text-properties officeooo:rsid="0150f763"/>
    </style:style>
    <style:style style:name="T18" style:family="text">
      <style:text-properties officeooo:rsid="01bf5f69"/>
    </style:style>
    <style:style style:name="T19" style:family="text">
      <style:text-properties officeooo:rsid="01c0c24e"/>
    </style:style>
    <style:style style:name="T20" style:family="text">
      <style:text-properties officeooo:rsid="01c2a06e"/>
    </style:style>
    <style:style style:name="T21" style:family="text">
      <style:text-properties officeooo:rsid="01c89e51"/>
    </style:style>
    <style:style style:name="T22" style:family="text">
      <style:text-properties officeooo:rsid="02197f13"/>
    </style:style>
    <style:style style:name="T23" style:family="text">
      <style:text-properties officeooo:rsid="0219b16f"/>
    </style:style>
    <style:style style:name="T24" style:family="text">
      <style:text-properties officeooo:rsid="021b49c0"/>
    </style:style>
    <style:style style:name="T25" style:family="text">
      <style:text-properties officeooo:rsid="021d9059"/>
    </style:style>
    <style:style style:name="T26" style:family="text">
      <style:text-properties officeooo:rsid="021e68ec"/>
    </style:style>
    <style:style style:name="T27" style:family="text">
      <style:text-properties officeooo:rsid="02209e75"/>
    </style:style>
    <style:style style:name="T28" style:family="text">
      <style:text-properties officeooo:rsid="022200bb"/>
    </style:style>
    <style:style style:name="T29" style:family="text">
      <style:text-properties officeooo:rsid="022258d5"/>
    </style:style>
    <style:style style:name="T30" style:family="text">
      <style:text-properties officeooo:rsid="02256374"/>
    </style:style>
    <style:style style:name="T31" style:family="text">
      <style:text-properties officeooo:rsid="02273647"/>
    </style:style>
    <style:style style:name="T32" style:family="text">
      <style:text-properties officeooo:rsid="02293702"/>
    </style:style>
    <style:style style:name="T33" style:family="text">
      <style:text-properties officeooo:rsid="022b5967"/>
    </style:style>
    <style:style style:name="T34" style:family="text">
      <style:text-properties officeooo:rsid="022d4375"/>
    </style:style>
    <style:style style:name="T35" style:family="text">
      <style:text-properties officeooo:rsid="022dc1bd"/>
    </style:style>
    <style:style style:name="T36" style:family="text">
      <style:text-properties officeooo:rsid="022e17fe"/>
    </style:style>
    <style:style style:name="T37" style:family="text">
      <style:text-properties officeooo:rsid="022e75c1"/>
    </style:style>
    <style:style style:name="T38" style:family="text">
      <style:text-properties officeooo:rsid="0235a13b"/>
    </style:style>
    <style:style style:name="T39" style:family="text">
      <style:text-properties officeooo:rsid="02375e6b"/>
    </style:style>
    <style:style style:name="T40" style:family="text">
      <style:text-properties officeooo:rsid="0237ea62"/>
    </style:style>
    <style:style style:name="T41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3">emo</text:span> </text:p>
      <text:p text:style-name="P4"/>
      <text:p text:style-name="P6">Dependency analysis for Kactus2</text:p>
      <text:p text:style-name="P15"/>
      <text:p text:style-name="P5"><text:span text:style-name="T13">Team</text:span><text:span text:style-name="T2"> meeting</text:span> </text:p>
      <text:p text:style-name="P5">Date: <text:span text:style-name="T12">3</text:span><text:span text:style-name="T3">.</text:span><text:span text:style-name="T11">4</text:span><text:span text:style-name="T3">.20</text:span><text:span text:style-name="T4">1</text:span><text:span text:style-name="T6">3</text:span><text:span text:style-name="T3">, </text:span><text:span text:style-name="T6">12:</text:span><text:span text:style-name="T8">30</text:span><text:span text:style-name="T6"> – 13:</text:span><text:span text:style-name="T10">15</text:span></text:p>
      <text:p text:style-name="P7"><text:span text:style-name="T15">Number of meeting:</text:span> <text:span text:style-name="T14">team</text:span><text:span text:style-name="T2"> meeting </text:span><text:span text:style-name="T21">1</text:span><text:span text:style-name="T22">2</text:span><text:span text:style-name="T2">/201</text:span><text:span text:style-name="T17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9">0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6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3724850" text:style-name="L1">
        <text:list-item>
          <text:p text:style-name="P21"><text:span text:style-name="T23">Joni-Matti will merge our development branch to Kactus2 trunk next week. </text:span><text:span text:style-name="T24">Hopefully this will be smooth and no major problems will arise.</text:span></text:p>
        </text:list-item>
        <text:list-item>
          <text:p text:style-name="P28">Manual connection creation should be prevented to external files, as external files are only ever added by automatic scan.</text:p>
        </text:list-item>
        <text:list-item>
          <text:p text:style-name="P22"><text:span text:style-name="T25">There's still a problem with </text:span><text:span text:style-name="T26">very slow scan with</text:span><text:span text:style-name="T25"> big files in the source directories. </text:span><text:span text:style-name="T26">Joni-Matti will check this.</text:span></text:p>
        </text:list-item>
        <text:list-item>
          <text:p text:style-name="P23"><text:span text:style-name="T27">The data model needs some improvements to</text:span><text:span text:style-name="T28"> properly merge and reverse dependencies.</text:span></text:p>
        </text:list-item>
        <text:list-item>
          <text:p text:style-name="P24"><text:span text:style-name="T29">Final presentation time reserved for 19.4., </text:span><text:span text:style-name="T40">it should be planned.</text:span></text:p>
        </text:list-item>
        <text:list-item>
          <text:p text:style-name="P25"><text:span text:style-name="T30">A blocking progress bar should be added for the first stage of scanning progress, in which the </text:span><text:span text:style-name="T31">directory structures are scanned.</text:span></text:p>
        </text:list-item>
        <text:list-item>
          <text:p text:style-name="P29">IgnoredExtension in settings is not saving, Joni-Matti will look at this.</text:p>
        </text:list-item>
        <text:list-item>
          <text:p text:style-name="P26"><text:span text:style-name="T35">After some small fixes </text:span><text:span text:style-name="T32">Mikko will start working on </text:span><text:span text:style-name="T35">a </text:span><text:span text:style-name="T32">test plan </text:span><text:span text:style-name="T35">and Tommi on the final report. This will allow </text:span><text:span text:style-name="T36">Joni-Matti to handle the </text:span><text:span text:style-name="T37">repository </text:span><text:span text:style-name="T36">merging with a stable repository.</text:span></text:p>
        </text:list-item>
        <text:list-item>
          <text:p text:style-name="P27"><text:span text:style-name="T33">Joni-Matti will </text:span><text:span text:style-name="T34">try to</text:span><text:span text:style-name="T33"> arrange a client meeting for next week.</text:span></text:p>
        </text:list-item>
        <text:list-item>
          <text:p text:style-name="P30">Team meeting again next Wednesday.</text:p>
        </text:list-item>
      </text:list>
      <text:p text:style-name="P18"/>
      <text:p text:style-name="P11">Decisions made</text:p>
      <text:p text:style-name="P14"/>
      <text:list xml:id="list43718481" text:style-name="L2">
        <text:list-item text:start-value="1">
          <text:p text:style-name="P31">Branch will be merged to the development trunk next week.</text:p>
        </text:list-item>
        <text:list-item>
          <text:p text:style-name="P32">Manual connections not allowed to external files.</text:p>
        </text:list-item>
        <text:list-item>
          <text:p text:style-name="P33">Blocking progress bar should be added to first stage of scan.</text:p>
        </text:list-item>
      </text:list>
      <text:p text:style-name="P19"/>
      <text:p text:style-name="P19"><text:soft-page-break/></text:p>
      <text:p text:style-name="P10">Actions to follow</text:p>
      <text:p text:style-name="P13"/>
      <text:list xml:id="list43725281" text:continue-list="list43724850" text:style-name="L1">
        <text:list-item text:start-value="1">
          <text:p text:style-name="P34">Implementation will continue, everyone has their tasks assigned.</text:p>
        </text:list-item>
        <text:list-item>
          <text:p text:style-name="P36">Joni-Matti will look at the problem with large files.</text:p>
        </text:list-item>
        <text:list-item>
          <text:p text:style-name="P37">Work will start on the test plan by Mikko and on the final report by Tommi.</text:p>
        </text:list-item>
        <text:list-item>
          <text:p text:style-name="P35"><text:span text:style-name="T38">Final presentation on 19.4., </text:span><text:span text:style-name="T39">this should start to get planned.</text:span></text:p>
        </text:list-item>
        <text:list-item>
          <text:p text:style-name="P38">Client meeting to be arranged for next week by Joni-Matti.</text:p>
        </text:list-item>
        <text:list-item>
          <text:p text:style-name="P39"><text:span text:style-name="T18">Team meeting next </text:span><text:span text:style-name="T19">W</text:span><text:span text:style-name="T18">ednesday </text:span><text:span text:style-name="T20">at 12:30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3T23:58:21.52</dc:date>
    <meta:editing-cycles>555</meta:editing-cycles>
    <meta:editing-duration>PT5H49M29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4" meta:word-count="321" meta:character-count="1937" meta:non-whitespace-character-count="1662"/>
    <meta:user-defined meta:name="Info 1"/>
    <meta:user-defined meta:name="Info 2"/>
    <meta:user-defined meta:name="Info 3"/>
    <meta:user-defined meta:name="Info 4"/>
  </office:meta>
</office:document-meta>
</file>